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fo:font-weight="normal" officeooo:rsid="000d8769" officeooo:paragraph-rsid="001806a9"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officeooo:rsid="000d8769" officeooo:paragraph-rsid="001806a9" style:font-size-asian="20pt" style:font-size-complex="20pt"/>
    </style:style>
    <style:style style:name="T1" style:family="text">
      <style:text-properties fo:font-weight="bold" style:font-weight-asian="bold" style:font-weight-complex="bold"/>
    </style:style>
    <style:style style:name="T2" style:family="text">
      <style:text-properties fo:font-weight="bold" officeooo:rsid="000cf584" style:font-weight-asian="bold" style:font-weight-complex="bold"/>
    </style:style>
    <style:style style:name="T3" style:family="text">
      <style:text-properties style:text-position="super 58%"/>
    </style:style>
    <style:style style:name="T4" style:family="text">
      <style:text-properties officeooo:rsid="0019cc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S</text:span><text:span text:style-name="T1">QL Assignment 2</text:span></text:p>
      <text:p text:style-name="P1"/>
      <text:p text:style-name="P1">Ques1: Which field of the customers table is table is the primary key?</text:p>
      <text:p text:style-name="P1">Answer: CNUM</text:p>
      <text:p text:style-name="P1"/>
      <text:p text:style-name="P1">Ques2: What is the 4<text:span text:style-name="T3">th</text:span> column of the customers table?</text:p>
      <text:p text:style-name="P1">Answer: Rating</text:p>
      <text:p text:style-name="P1"/>
      <text:p text:style-name="P1">Ques3:What is another word for row? For column?</text:p>
      <text:p text:style-name="P1">Answer: <text:span text:style-name="T1">Column </text:span>– Attribut<text:span text:style-name="T4">e</text:span></text:p>
      <text:p text:style-name="P1"><text:tab/> <text:s text:c="3"/><text:span text:style-name="T1">Row</text:span> -Tuple and Entity<text:tab/></text:p>
      <text:p text:style-name="P1"/>
      <text:p text:style-name="P1">Ques4: Why isnt it possible to see the first five rows of a table?</text:p>
      <text:p text:style-name="P1">Answer: <text:span text:style-name="T4">Because all rows are files, and every file is scattered and fragmented in the hard disk randomly, all files are not places sequentially in the hard disk, that is why it isn’t possible to see the first five row of the tab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15:42:18.029356287</meta:creation-date>
    <dc:date>2023-09-10T20:10:07.682454554</dc:date>
    <meta:editing-duration>PT9M6S</meta:editing-duration>
    <meta:editing-cycles>2</meta:editing-cycles>
    <meta:generator>LibreOffice/7.3.5.2$Linux_X86_64 LibreOffice_project/30$Build-2</meta:generator>
    <meta:document-statistic meta:table-count="0" meta:image-count="0" meta:object-count="0" meta:page-count="1" meta:paragraph-count="10" meta:word-count="102" meta:character-count="562" meta:non-whitespace-character-count="463"/>
  </office:meta>
</office:document-meta>
</file>